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Legenda_20_de_20_Quadro">
      <style:text-properties officeooo:paragraph-rsid="000dde03"/>
    </style:style>
    <style:style style:name="P19" style:family="paragraph" style:parent-style-name="Legenda_20_de_20_Quadro">
      <style:text-properties officeooo:rsid="0009322d" officeooo:paragraph-rsid="000dde03" style:language-asian="pt" style:country-asian="BR"/>
    </style:style>
    <style:style style:name="P20" style:family="paragraph" style:parent-style-name="Standard" style:list-style-name="L1">
      <style:text-properties officeooo:rsid="000a715b" officeooo:paragraph-rsid="000a715b"/>
    </style:style>
    <style:style style:name="P21" style:family="paragraph" style:parent-style-name="Standard" style:list-style-name="L1">
      <style:text-properties officeooo:rsid="0018a600" officeooo:paragraph-rsid="000a715b"/>
    </style:style>
    <style:style style:name="P22" style:family="paragraph" style:parent-style-name="Standard" style:list-style-name="WWNum2">
      <style:text-properties officeooo:paragraph-rsid="000dde03"/>
    </style:style>
    <style:style style:name="P23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4" style:family="paragraph" style:parent-style-name="Standard" style:list-style-name="WWNum2">
      <style:text-properties fo:font-size="11pt" officeooo:paragraph-rsid="000dde03" fo:background-color="#fff200" style:font-size-asian="11pt" style:language-asian="pt" style:country-asian="BR"/>
    </style:style>
    <style:style style:name="P25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6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7" style:family="paragraph" style:parent-style-name="Standard" style:list-style-name="WWNum2">
      <style:text-properties officeooo:paragraph-rsid="000dde03" fo:background-color="#fff200" style:language-asian="pt" style:country-asian="BR"/>
    </style:style>
    <style:style style:name="P2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fo:background-color="#fff200" style:font-name-asian="Times New Roman" style:font-size-asian="11pt" style:language-asian="pt" style:country-asian="BR" style:font-name-complex="Arial1"/>
    </style:style>
    <style:style style:name="P2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fo:background-color="#fff200" style:font-name-asian="Times New Roman" style:font-size-asian="11pt" style:language-asian="pt" style:country-asian="BR" style:font-name-complex="Arial1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20e974" fo:background-color="#fff200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fo:background-color="#fff200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fo:background-color="#fff200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 fo:background-color="#fff200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 fo:background-color="#fff200"/>
    </style:style>
    <style:style style:name="P37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 fo:background-color="#fff200"/>
    </style:style>
    <style:style style:name="P38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39" style:family="paragraph" style:parent-style-name="Legenda_20_de_20_Quadro" style:list-style-name="WWNum2">
      <style:text-properties officeooo:paragraph-rsid="000dde03"/>
    </style:style>
    <style:style style:name="P40" style:family="paragraph" style:parent-style-name="No_20_Spacing" style:list-style-name="WWNum2">
      <style:text-properties officeooo:paragraph-rsid="000dde03" fo:background-color="#fff200"/>
    </style:style>
    <style:style style:name="P41" style:family="paragraph" style:parent-style-name="Heading_20_3" style:list-style-name="WWNum2">
      <style:text-properties officeooo:paragraph-rsid="000dde03"/>
    </style:style>
    <style:style style:name="P42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243cb9" style:font-size-asian="11pt" style:language-asian="pt" style:country-asian="BR" style:font-name-complex="Arial1"/>
    </style:style>
    <style:style style:name="T9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0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3" style:family="text">
      <style:text-properties officeooo:rsid="000dde03"/>
    </style:style>
    <style:style style:name="T14" style:family="text">
      <style:text-properties officeooo:rsid="0018ef2b"/>
    </style:style>
    <style:style style:name="T15" style:family="text">
      <style:text-properties officeooo:rsid="001cc2e6"/>
    </style:style>
    <style:style style:name="T16" style:family="text">
      <style:text-properties officeooo:rsid="001edf89"/>
    </style:style>
    <style:style style:name="T17" style:family="text">
      <style:text-properties officeooo:rsid="001f6ba9"/>
    </style:style>
    <style:style style:name="T18" style:family="text">
      <style:text-properties officeooo:rsid="0020bd40"/>
    </style:style>
    <style:style style:name="T19" style:family="text">
      <style:text-properties officeooo:rsid="0020bd40" fo:background-color="#ffffff"/>
    </style:style>
    <style:style style:name="T20" style:family="text">
      <style:text-properties officeooo:rsid="00243cb9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0bd40" fo:background-color="transparent" loext:char-shading-value="0"/>
    </style:style>
    <style:style style:name="T23" style:family="text">
      <style:text-properties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979727112" text:style-name="L1">
        <text:list-item>
          <text:p text:style-name="P20">Super usuário</text:p>
        </text:list-item>
        <text:list-item>
          <text:p text:style-name="P20">Administrador</text:p>
        </text:list-item>
        <text:list-item>
          <text:p text:style-name="P20">Operador</text:p>
        </text:list-item>
        <text:list-item>
          <text:p text:style-name="P21">Funcionário</text:p>
        </text:list-item>
      </text:list>
      <text:p text:style-name="P1"/>
      <text:p text:style-name="P1"/>
      <text:p text:style-name="P4"/>
      <text:p text:style-name="P4"/>
      <text:list xml:id="list1887806026" text:style-name="WWNum2">
        <text:list-item>
          <text:list>
            <text:list-item>
              <text:list>
                <text:list-header>
                  <text:h text:style-name="P41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39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3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172906600001873" text:continue-numbering="true" text:style-name="WWNum2">
              <text:list-header>
                <text:p text:style-name="P23">Código</text:p>
              </text:list-header>
            </text:list>
          </table:table-cell>
          <table:table-cell table:style-name="Tabela1.B1" office:value-type="string">
            <text:list xml:id="list172905687905580" text:continue-numbering="true" text:style-name="WWNum2">
              <text:list-header>
                <text:p text:style-name="P23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4831572875" text:continue-numbering="true" text:style-name="WWNum2">
              <text:list-header>
                <text:p text:style-name="P24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172904859563750" text:continue-numbering="true" text:style-name="WWNum2">
              <text:list-header>
                <text:p text:style-name="P40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6567768390" text:continue-numbering="true" text:style-name="WWNum2">
              <text:list-header>
                <text:p text:style-name="P27">RF 02</text:p>
              </text:list-header>
            </text:list>
          </table:table-cell>
          <table:table-cell table:style-name="Tabela1.B1" office:value-type="string">
            <text:list xml:id="list172905774837442" text:continue-numbering="true" text:style-name="WWNum2">
              <text:list-header>
                <text:p text:style-name="P28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5104224749" text:continue-numbering="true" text:style-name="WWNum2">
              <text:list-header>
                <text:p text:style-name="P24">RF 03</text:p>
              </text:list-header>
            </text:list>
          </table:table-cell>
          <table:table-cell table:style-name="Tabela1.B1" office:value-type="string">
            <text:list xml:id="list172906229733120" text:continue-numbering="true" text:style-name="WWNum2">
              <text:list-header>
                <text:p text:style-name="P35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172906360595231" text:continue-numbering="true" text:style-name="WWNum2">
              <text:list-header>
                <text:p text:style-name="P24">RF 04</text:p>
              </text:list-header>
            </text:list>
          </table:table-cell>
          <table:table-cell table:style-name="Tabela1.B5" office:value-type="string">
            <text:list xml:id="list172905910240528" text:continue-numbering="true" text:style-name="WWNum2">
              <text:list-header>
                <text:p text:style-name="P36"><text:span text:style-name="T10">Manter Usuários</text:span><text:span text:style-name="T9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6303080380" text:continue-numbering="true" text:style-name="WWNum2">
              <text:list-header>
                <text:p text:style-name="P25">RF 05</text:p>
              </text:list-header>
            </text:list>
          </table:table-cell>
          <table:table-cell table:style-name="Tabela1.B1" office:value-type="string">
            <text:list xml:id="list172906779380451" text:continue-numbering="true" text:style-name="WWNum2">
              <text:list-header>
                <text:p text:style-name="P37">Manter <text:span text:style-name="T16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6003368736" text:continue-numbering="true" text:style-name="WWNum2">
              <text:list-header>
                <text:p text:style-name="P24">RF 06</text:p>
              </text:list-header>
            </text:list>
          </table:table-cell>
          <table:table-cell table:style-name="Tabela1.B1" office:value-type="string">
            <text:list xml:id="list172906730446303" text:continue-numbering="true" text:style-name="WWNum2">
              <text:list-header>
                <text:p text:style-name="P29">Manter Áreas da Empresa<text:line-break/>- <text:s/><text:span text:style-name="T18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6317060408" text:continue-numbering="true" text:style-name="WWNum2">
              <text:list-header>
                <text:p text:style-name="P25">RF 07</text:p>
              </text:list-header>
            </text:list>
          </table:table-cell>
          <table:table-cell table:style-name="Tabela1.B1" office:value-type="string">
            <text:list xml:id="list172906785459141" text:continue-numbering="true" text:style-name="WWNum2">
              <text:list-header>
                <text:p text:style-name="P28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5529776888" text:continue-numbering="true" text:style-name="WWNum2">
              <text:list-header>
                <text:p text:style-name="P25">RF 08</text:p>
              </text:list-header>
            </text:list>
          </table:table-cell>
          <table:table-cell table:style-name="Tabela1.B1" office:value-type="string">
            <text:list xml:id="list172906195844989" text:continue-numbering="true" text:style-name="WWNum2">
              <text:list-header>
                <text:p text:style-name="P28">Manter Ponto de Alocação<text:line-break/>- <text:span text:style-name="T17">Cada cliente possui seus pontos de alocação</text:span><text:line-break/>- <text:span text:style-name="T14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5505655487" text:continue-numbering="true" text:style-name="WWNum2">
              <text:list-header>
                <text:p text:style-name="P25">RF 09</text:p>
              </text:list-header>
            </text:list>
          </table:table-cell>
          <table:table-cell table:style-name="Tabela1.B1" office:value-type="string">
            <text:list xml:id="list172905990408882" text:continue-numbering="true" text:style-name="WWNum2">
              <text:list-header>
                <text:p text:style-name="P30">Manter Turnos<text:line-break/>- <text:span text:style-name="T17">Horários<text:line-break/>- Dias da Semana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5298564358" text:continue-numbering="true" text:style-name="WWNum2">
              <text:list-header>
                <text:p text:style-name="P25">RF 10</text:p>
              </text:list-header>
            </text:list>
          </table:table-cell>
          <table:table-cell table:style-name="Tabela1.B1" office:value-type="string">
            <text:list xml:id="list172905631433607" text:continue-numbering="true" text:style-name="WWNum2">
              <text:list-header>
                <text:p text:style-name="P31">Manter Perfil de Jornada<text:line-break/><text:span text:style-name="T17">Perfil de repetição: </text:span><text:line-break/>- <text:span text:style-name="T15">Diária<text:line-break/>- Semanal<text:line-break/>- Mensal<text:line-break/>- Permanente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5429857169" text:continue-numbering="true" text:style-name="WWNum2">
              <text:list-header>
                <text:p text:style-name="P26">RF 1<text:span text:style-name="T20">1</text:span></text:p>
              </text:list-header>
            </text:list>
          </table:table-cell>
          <table:table-cell table:style-name="Tabela1.B1" office:value-type="string">
            <text:list xml:id="list172906153073219" text:continue-numbering="true" text:style-name="WWNum2">
              <text:list-header>
                <text:p text:style-name="P33">Criar Escala de Trabalho<text:line-break/>- <text:span text:style-name="T17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Ação)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5982737308" text:continue-numbering="true" text:style-name="WWNum2">
              <text:list-header>
                <text:p text:style-name="P25">RF 1<text:span text:style-name="T20">2</text:span></text:p>
              </text:list-header>
            </text:list>
          </table:table-cell>
          <table:table-cell table:style-name="Tabela1.B1" office:value-type="string">
            <text:list xml:id="list172905352798096" text:continue-numbering="true" text:style-name="WWNum2">
              <text:list-header>
                <text:p text:style-name="P32">Visualizar Minha escala<text:line-break/>- <text:span text:style-name="T17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72906077331749" text:continue-numbering="true" text:style-name="WWNum2">
              <text:list-header>
                <text:p text:style-name="P25">RF 1<text:span text:style-name="T20">3</text:span></text:p>
              </text:list-header>
            </text:list>
          </table:table-cell>
          <table:table-cell table:style-name="Tabela1.B1" office:value-type="string">
            <text:list xml:id="list172905122826444" text:continue-numbering="true" text:style-name="WWNum2">
              <text:list-header>
                <text:p text:style-name="P32">Solicitar Alteração de escala<text:line-break/><text:soft-page-break/><text:span text:style-name="T23">- </text:span><text:span text:style-name="T19">Alterações de escalas fora do prazo máximo de solicitação, só pode ser feita pelo administrador</text:span></text:p>
              </text:list-header>
            </text:list>
          </table:table-cell>
        </table:table-row>
        <table:table-row table:style-name="Tabela1.1">
          <table:table-cell table:style-name="Tabela1.A1" office:value-type="string">
            <text:list xml:id="list172905655694987" text:continue-numbering="true" text:style-name="WWNum2">
              <text:list-header>
                <text:p text:style-name="P22"><text:span text:style-name="T7">RF 1</text:span><text:span text:style-name="T8">4</text:span></text:p>
              </text:list-header>
            </text:list>
          </table:table-cell>
          <table:table-cell table:style-name="Tabela1.B1" office:value-type="string">
            <text:list xml:id="list172906243425551" text:continue-numbering="true" text:style-name="WWNum2">
              <text:list-header>
                <text:p text:style-name="P34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172906712839500" text:continue-numbering="true" text:style-name="WWNum2">
              <text:list-header>
                <text:p text:style-name="P22"><text:span text:style-name="T7">RF 1</text:span><text:span text:style-name="T8">5</text:span></text:p>
              </text:list-header>
            </text:list>
          </table:table-cell>
          <table:table-cell table:style-name="Tabela1.B5" office:value-type="string">
            <text:list xml:id="list172904723059826" text:continue-numbering="true" text:style-name="WWNum2">
              <text:list-header>
                <text:p text:style-name="P38">Impressão de escala individual</text:p>
              </text:list-header>
            </text:list>
          </table:table-cell>
        </table:table-row>
      </table:table>
      <text:p text:style-name="P19"/>
      <text:p text:style-name="P19"/>
      <text:list xml:id="list172905745608180" text:continue-numbering="true" text:style-name="WWNum2">
        <text:list-item>
          <text:list>
            <text:list-item>
              <text:list>
                <text:list-header>
                  <text:h text:style-name="P42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8"><text:bookmark-start text:name="_Toc76085911"/>Quadro <text:sequence text:ref-name="refQuadro1" text:name="Quadro" text:formula="ooow:Quadro+1" style:num-format="1">2</text:sequence><text:s/>- Requisitos <text:span text:style-name="T13">NÃO FUNCIONAIS TECNOLÓGICOS DO </text:span>Sistema <text:bookmark-end text:name="_Toc76085911"/><text:span text:style-name="T13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6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1">Django Framework</text:span><text:span text:style-name="T9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1">Django </text:span><text:span text:style-name="T12">Rest </text:span><text:span text:style-name="T11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7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5">Bootstrap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11-03T17:29:03.882792448</dc:date>
    <meta:editing-duration>PT4H1M14S</meta:editing-duration>
    <meta:editing-cycles>22</meta:editing-cycles>
    <meta:generator>LibreOffice/6.0.6.2$Linux_X86_64 LibreOffice_project/00m0$Build-2</meta:generator>
    <meta:document-statistic meta:table-count="2" meta:image-count="0" meta:object-count="0" meta:page-count="3" meta:paragraph-count="55" meta:word-count="309" meta:character-count="1792" meta:non-whitespace-character-count="1540"/>
  </office:meta>
</office:document-meta>
</file>